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margin-left="0.4368in">
        <style:tab-stops/>
      </style:paragraph-properties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Standard" style:family="paragraph">
      <style:text-properties style:font-name="Calibri" fo:color="#000000" fo:font-size="26pt" style:font-size-asian="26pt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/>
    <style:style style:name="P100" style:parent-style-name="Standard" style:family="paragraph">
      <style:paragraph-properties fo:margin-left="0.5in">
        <style:tab-stops/>
      </style:paragraph-properties>
    </style:style>
    <style:style style:name="P101" style:parent-style-name="Standard" style:family="paragraph">
      <style:paragraph-properties fo:margin-left="1in">
        <style:tab-stops/>
      </style:paragraph-properties>
    </style:style>
    <style:style style:name="P102" style:parent-style-name="Standard" style:family="paragraph">
      <style:paragraph-properties fo:margin-left="1in">
        <style:tab-stops/>
      </style:paragraph-properties>
    </style:style>
    <style:style style:name="P103" style:parent-style-name="Standard" style:family="paragraph">
      <style:paragraph-properties fo:margin-left="1in">
        <style:tab-stops/>
      </style:paragraph-properties>
    </style:style>
    <style:style style:name="P104" style:parent-style-name="Standard" style:family="paragraph">
      <style:paragraph-properties fo:margin-left="1in">
        <style:tab-stops/>
      </style:paragraph-properties>
    </style:style>
    <style:style style:name="P105" style:parent-style-name="Standard" style:family="paragraph">
      <style:paragraph-properties fo:margin-left="1in">
        <style:tab-stops/>
      </style:paragraph-properties>
    </style:style>
    <style:style style:name="P106" style:parent-style-name="Standard" style:family="paragraph">
      <style:paragraph-properties fo:margin-left="0.5in">
        <style:tab-stops/>
      </style:paragraph-properties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P108" style:parent-style-name="Standard" style:family="paragraph">
      <style:paragraph-properties fo:margin-left="0.5in">
        <style:tab-stops/>
      </style:paragraph-properties>
    </style:style>
    <style:style style:name="P109" style:parent-style-name="Standard" style:family="paragraph">
      <style:paragraph-properties fo:margin-left="1in">
        <style:tab-stops/>
      </style:paragraph-properties>
    </style:style>
    <style:style style:name="P110" style:parent-style-name="Standard" style:family="paragraph">
      <style:paragraph-properties fo:margin-left="1in">
        <style:tab-stops/>
      </style:paragraph-properties>
    </style:style>
    <style:style style:name="P111" style:parent-style-name="Standard" style:family="paragraph">
      <style:paragraph-properties fo:margin-left="1in">
        <style:tab-stops/>
      </style:paragraph-properties>
    </style:style>
    <style:style style:name="P112" style:parent-style-name="Standard" style:family="paragraph">
      <style:paragraph-properties fo:margin-left="0.5in">
        <style:tab-stops/>
      </style:paragraph-properties>
    </style:style>
    <style:style style:name="P113" style:parent-style-name="Standard" style:family="paragraph"/>
    <style:style style:name="P114" style:parent-style-name="Standard" style:family="paragraph">
      <style:paragraph-properties fo:margin-left="0.5in">
        <style:tab-stops/>
      </style:paragraph-properties>
    </style:style>
    <style:style style:name="P115" style:parent-style-name="Standard" style:family="paragraph">
      <style:paragraph-properties fo:margin-left="1in">
        <style:tab-stops/>
      </style:paragraph-properties>
    </style:style>
    <style:style style:name="P116" style:parent-style-name="Standard" style:family="paragraph">
      <style:paragraph-properties fo:margin-left="1.5in">
        <style:tab-stops/>
      </style:paragraph-properties>
    </style:style>
    <style:style style:name="P117" style:parent-style-name="Standard" style:family="paragraph">
      <style:paragraph-properties fo:margin-left="1in">
        <style:tab-stops/>
      </style:paragraph-properties>
    </style:style>
    <style:style style:name="P118" style:parent-style-name="Standard" style:family="paragraph">
      <style:paragraph-properties fo:margin-left="1.5in">
        <style:tab-stops/>
      </style:paragraph-properties>
    </style:style>
    <style:style style:name="P119" style:parent-style-name="Standard" style:family="paragraph">
      <style:paragraph-properties fo:margin-left="1.5in">
        <style:tab-stops/>
      </style:paragraph-properties>
    </style:style>
    <style:style style:name="P120" style:parent-style-name="Standard" style:family="paragraph">
      <style:paragraph-properties fo:margin-left="0.5in">
        <style:tab-stops/>
      </style:paragraph-properties>
    </style:style>
    <style:style style:name="P121" style:parent-style-name="Standard" style:family="paragraph">
      <style:paragraph-properties fo:margin-left="1in">
        <style:tab-stops/>
      </style:paragraph-properties>
    </style:style>
    <style:style style:name="P122" style:parent-style-name="Standard" style:family="paragraph">
      <style:paragraph-properties fo:margin-left="1in">
        <style:tab-stops/>
      </style:paragraph-properties>
    </style:style>
    <style:style style:name="P123" style:parent-style-name="Standard" style:family="paragraph">
      <style:paragraph-properties fo:margin-left="0.5in">
        <style:tab-stops/>
      </style:paragraph-properties>
    </style:style>
    <style:style style:name="P124" style:parent-style-name="Standard" style:family="paragraph">
      <style:paragraph-properties fo:margin-left="0.5in">
        <style:tab-stops/>
      </style:paragraph-properties>
    </style:style>
    <style:style style:name="P125" style:parent-style-name="Standard" style:family="paragraph">
      <style:paragraph-properties fo:margin-left="0.5in">
        <style:tab-stops/>
      </style:paragraph-properties>
    </style:style>
    <style:style style:name="P126" style:parent-style-name="Standard" style:family="paragraph">
      <style:paragraph-properties fo:margin-left="0.5in">
        <style:tab-stops/>
      </style:paragraph-properties>
    </style:style>
    <style:style style:name="P127" style:parent-style-name="Standard" style:family="paragraph">
      <style:paragraph-properties fo:margin-left="0.5in">
        <style:tab-stops/>
      </style:paragraph-properties>
    </style:style>
    <style:style style:name="P128" style:parent-style-name="Standard" style:family="paragraph">
      <style:paragraph-properties fo:margin-left="1in">
        <style:tab-stops/>
      </style:paragraph-properties>
    </style:style>
    <style:style style:name="P129" style:parent-style-name="Standard" style:family="paragraph"/>
    <style:style style:name="P130" style:parent-style-name="Standard" style:family="paragraph">
      <style:paragraph-properties fo:margin-left="0.5in">
        <style:tab-stops/>
      </style:paragraph-properties>
    </style:style>
    <style:style style:name="P131" style:parent-style-name="Standard" style:family="paragraph">
      <style:paragraph-properties fo:margin-left="0.5in">
        <style:tab-stops/>
      </style:paragraph-properties>
    </style:style>
    <style:style style:name="P132" style:parent-style-name="Standard" style:family="paragraph">
      <style:paragraph-properties fo:margin-left="0.5in">
        <style:tab-stops/>
      </style:paragraph-properties>
    </style:style>
    <style:style style:name="P133" style:parent-style-name="Standard" style:family="paragraph">
      <style:paragraph-properties fo:margin-left="0.5in">
        <style:tab-stops/>
      </style:paragraph-properties>
    </style:style>
    <style:style style:name="P134" style:parent-style-name="Standard" style:family="paragraph">
      <style:paragraph-properties fo:margin-left="0.5in">
        <style:tab-stops/>
      </style:paragraph-properties>
    </style:style>
    <style:style style:name="P135" style:parent-style-name="Standard" style:family="paragraph">
      <style:paragraph-properties fo:margin-left="0.5in">
        <style:tab-stops/>
      </style:paragraph-properties>
    </style:style>
    <style:style style:name="P136" style:parent-style-name="Standard" style:family="paragraph">
      <style:paragraph-properties fo:margin-left="1in">
        <style:tab-stops/>
      </style:paragraph-properties>
    </style:style>
    <style:style style:name="P137" style:parent-style-name="Standard" style:family="paragraph">
      <style:paragraph-properties fo:margin-left="0.5in">
        <style:tab-stops/>
      </style:paragraph-properties>
    </style:style>
    <style:style style:name="P138" style:parent-style-name="Standard" style:family="paragraph">
      <style:paragraph-properties fo:margin-left="0.5in">
        <style:tab-stops/>
      </style:paragraph-properties>
    </style:style>
    <style:style style:name="P139" style:parent-style-name="Standard" style:family="paragraph">
      <style:paragraph-properties fo:margin-left="1in">
        <style:tab-stops/>
      </style:paragraph-properties>
    </style:style>
    <style:style style:name="P140" style:parent-style-name="Standard" style:family="paragraph">
      <style:paragraph-properties fo:margin-left="0.5in">
        <style:tab-stops/>
      </style:paragraph-properties>
    </style:style>
    <style:style style:name="P141" style:parent-style-name="Standard" style:family="paragraph"/>
    <style:style style:name="P142" style:parent-style-name="Standard" style:family="paragraph">
      <style:paragraph-properties fo:margin-left="0.5in">
        <style:tab-stops/>
      </style:paragraph-properties>
    </style:style>
    <style:style style:name="P143" style:parent-style-name="Standard" style:family="paragraph">
      <style:paragraph-properties fo:margin-left="0.5in">
        <style:tab-stops/>
      </style:paragraph-properties>
    </style:style>
    <style:style style:name="P144" style:parent-style-name="Standard" style:family="paragraph">
      <style:paragraph-properties fo:margin-left="0.5in">
        <style:tab-stops/>
      </style:paragraph-properties>
    </style:style>
    <style:style style:name="P145" style:parent-style-name="Standard" style:family="paragraph">
      <style:paragraph-properties fo:margin-left="1in">
        <style:tab-stops/>
      </style:paragraph-properties>
    </style:style>
    <style:style style:name="P146" style:parent-style-name="Standard" style:family="paragraph">
      <style:paragraph-properties fo:margin-left="1.5in">
        <style:tab-stops/>
      </style:paragraph-properties>
    </style:style>
    <style:style style:name="P147" style:parent-style-name="Standard" style:family="paragraph">
      <style:paragraph-properties fo:margin-left="1in">
        <style:tab-stops/>
      </style:paragraph-properties>
    </style:style>
    <style:style style:name="P148" style:parent-style-name="Standard" style:family="paragraph">
      <style:paragraph-properties fo:margin-left="1.5in">
        <style:tab-stops/>
      </style:paragraph-properties>
    </style:style>
    <style:style style:name="P149" style:parent-style-name="Standard" style:family="paragraph">
      <style:paragraph-properties fo:margin-left="1in">
        <style:tab-stops/>
      </style:paragraph-properties>
    </style:style>
    <style:style style:name="P150" style:parent-style-name="Standard" style:family="paragraph">
      <style:paragraph-properties fo:margin-left="1.5in">
        <style:tab-stops/>
      </style:paragraph-properties>
    </style:style>
    <style:style style:name="P151" style:parent-style-name="Standard" style:family="paragraph">
      <style:paragraph-properties fo:margin-left="1in">
        <style:tab-stops/>
      </style:paragraph-properties>
    </style:style>
    <style:style style:name="P152" style:parent-style-name="Standard" style:family="paragraph">
      <style:paragraph-properties fo:margin-left="1.5in">
        <style:tab-stops/>
      </style:paragraph-properties>
    </style:style>
    <style:style style:name="P153" style:parent-style-name="Standard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Ing. Claudia Rodri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>Fundamentos de programación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>3</text:p>
          </table:table-cell>
        </table:table-row>
        <table:table-row table:style-name="TableRow49">
          <table:table-cell table:style-name="TableCell50">
            <text:p text:style-name="P51"/>
            <text:p text:style-name="P52">No de<text:s/>Práctica(s):</text:p>
          </table:table-cell>
          <table:table-cell table:style-name="TableCell53">
            <text:p text:style-name="P54">No. 5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>Escalona<text:s/>Villafuerte Edna<text:s/>Daniela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2018-2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06 de Abril del 2018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>El pseudo Código es fácil, pero tienes que tener cuidado con la sintaxis, ya que es algo diferente a el lenguaje en c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P96"><text:tab/><text:tab/><text:tab/><text:tab/><text:tab/>CALIFICACIÓN: __________</text:p>
      <text:soft-page-break/>
      <text:p text:style-name="P97">Pseudo Código</text:p>
      <text:p text:style-name="P98"/>
      <text:list text:style-name="LFO1" text:continue-numbering="true">
        <text:list-item>
          <text:p text:style-name="P99">Suma de dos números</text:p>
        </text:list-item>
      </text:list>
      <text:p text:style-name="Standard"/>
      <text:p text:style-name="Standard">INICIO</text:p>
      <text:p text:style-name="P100">FUNC principal (vacío) RET: vacío</text:p>
      <text:p text:style-name="P101">a, b,<text:s/>c: ENTERO</text:p>
      <text:p text:style-name="P102">a :=5</text:p>
      <text:p text:style-name="P103">b :=14</text:p>
      <text:p text:style-name="P104">c := sumar (a, b)</text:p>
      <text:p text:style-name="P105">ESCRIBIR c</text:p>
      <text:p text:style-name="P106"><text:tab/>FIN FUNC</text:p>
      <text:p text:style-name="Standard">FIN</text:p>
      <text:p text:style-name="Standard"/>
      <text:p text:style-name="Standard"/>
      <text:p text:style-name="Standard"/>
      <text:p text:style-name="Standard">INICIO</text:p>
      <text:p text:style-name="P107">**Función que suma dos números enteros<text:s/></text:p>
      <text:p text:style-name="P108">FUNC<text:s/>sumar (uno:<text:s/>Entero, dos:<text:s/>ENTERO) RET:<text:s/>ENTERO</text:p>
      <text:p text:style-name="P109">entero Tres<text:s/>: ENTERO</text:p>
      <text:p text:style-name="P110">entero Tres<text:s/>:= uno + dos<text:s/></text:p>
      <text:p text:style-name="P111">RET entero Tres</text:p>
      <text:p text:style-name="P112">FIN FUNC</text:p>
      <text:p text:style-name="Standard">FIN</text:p>
      <text:p text:style-name="Standard"/>
      <text:p text:style-name="Standard"/>
      <text:p text:style-name="Standard">// &gt;&gt;&gt; 19</text:p>
      <text:p text:style-name="Standard"/>
      <text:p text:style-name="Standard"/>
      <text:list text:style-name="LFO1" text:continue-numbering="true">
        <text:list-item>
          <text:p text:style-name="P113">Área de un circulo</text:p>
        </text:list-item>
      </text:list>
      <text:p text:style-name="Standard"/>
      <text:p text:style-name="Standard">INICIO</text:p>
      <text:p text:style-name="P114">FUNC principal (vacío) <text:s/>RET: vacío</text:p>
      <text:p text:style-name="Standard"/>
      <text:p text:style-name="P115">CONSTANTES</text:p>
      <text:p text:style-name="P116">pi:<text:s/>= 3,1415</text:p>
      <text:p text:style-name="P117">VARIABLES</text:p>
      <text:p text:style-name="P118">radio: ENTERO</text:p>
      <text:p text:style-name="P119">area: REAL</text:p>
      <text:p text:style-name="P120">FIN FUNC</text:p>
      <text:p text:style-name="Standard">FIN</text:p>
      <text:p text:style-name="P121"/>
      <text:p text:style-name="P122"/>
      <text:p text:style-name="Standard">INICIO</text:p>
      <text:p text:style-name="P123">**Area de una circunferencia</text:p>
      <text:p text:style-name="P124">ESCRIBIR “Ingresar radio”</text:p>
      <text:p text:style-name="P125">LEER radio</text:p>
      <text:p text:style-name="P126">AREA: =<text:s/>pi*radio^2</text:p>
      <text:p text:style-name="P127">ESCRIBIR “El area del circulo es”, area</text:p>
      <text:p text:style-name="Standard">FIN</text:p>
      <text:p text:style-name="Standard"/>
      <text:p text:style-name="Standard"/>
      <text:p text:style-name="Standard">// &gt;&gt;&gt; “area”</text:p>
      <text:p text:style-name="P128"/>
      <text:soft-page-break/>
      <text:list text:style-name="LFO1" text:continue-numbering="true">
        <text:list-item>
          <text:p text:style-name="P129">Solución cuando x&lt;2 y x&gt;2</text:p>
        </text:list-item>
      </text:list>
      <text:p text:style-name="Standard"/>
      <text:p text:style-name="Standard">INICIO<text:s/></text:p>
      <text:p text:style-name="P130">x: ENTERO</text:p>
      <text:p text:style-name="P131">a: ENTERO, CONSTANTE</text:p>
      <text:p text:style-name="P132">a: =<text:s/>2</text:p>
      <text:p text:style-name="P133">ESCRIBIR “Ingresar cualquier valor para x”</text:p>
      <text:p text:style-name="P134">LEER x</text:p>
      <text:p text:style-name="P135">SI a &lt; x ENTONCES</text:p>
      <text:p text:style-name="P136">ESCRIBIR “x es mayor”</text:p>
      <text:p text:style-name="P137">FIN SI</text:p>
      <text:p text:style-name="P138">DE LO CONTRARIO</text:p>
      <text:p text:style-name="P139">ESCRIBIR “x es menor”</text:p>
      <text:p text:style-name="P140">FIN DE LO CONTRARIO</text:p>
      <text:p text:style-name="Standard">FIN</text:p>
      <text:p text:style-name="Standard"/>
      <text:p text:style-name="Standard"/>
      <text:p text:style-name="Standard">// &gt;&gt;&gt; x&gt;2<text:s/>ó<text:s/>x&lt;2</text:p>
      <text:p text:style-name="Standard"/>
      <text:p text:style-name="Standard"/>
      <text:list text:style-name="LFO1" text:continue-numbering="true">
        <text:list-item>
          <text:p text:style-name="P141">Menú</text:p>
        </text:list-item>
      </text:list>
      <text:p text:style-name="Standard"/>
      <text:p text:style-name="Standard">INICIO</text:p>
      <text:p text:style-name="P142">x:<text:s/>CARACTER</text:p>
      <text:p text:style-name="P143">x: =<text:s/>B</text:p>
      <text:p text:style-name="P144">SELECCIONAR (x) EN</text:p>
      <text:p text:style-name="P145"><draw:connector draw:type="line" svg:x1="1.66042in" svg:y1="0.10903in" svg:x2="1.78542in" svg:y2="0.10903in" draw:z-index="251659264" draw:id="id1" draw:style-name="a2" draw:name="Conector recto 3" text:anchor-type="paragraph"><svg:title/><svg:desc/></draw:connector>CASO A <text:s text:c="4"/>&gt;</text:p>
      <text:p text:style-name="P146">ESCRIBIR “Altas.”</text:p>
      <text:p text:style-name="P147"><draw:connector draw:type="line" svg:x1="1.79583in" svg:y1="0.10069in" svg:x2="1.66042in" svg:y2="0.10069in" draw:z-index="251661312" draw:id="id2" draw:style-name="a3" draw:name="Conector recto 4" text:anchor-type="paragraph"><svg:title/><svg:desc/></draw:connector>CASO B <text:s text:c="4"/>&gt;</text:p>
      <text:p text:style-name="P148">ESCRIBIR “Bajas.”</text:p>
      <text:p text:style-name="P149"><draw:connector draw:type="line" svg:x1="1.86875in" svg:y1="0.11319in" svg:x2="1.73333in" svg:y2="0.11319in" draw:z-index="251663360" draw:id="id3" draw:style-name="a4" draw:name="Conector recto 5" text:anchor-type="paragraph"><svg:title/><svg:desc/></draw:connector>CASO C <text:s text:c="6"/>&gt;</text:p>
      <text:p text:style-name="P150">ESCRIBIR “Cambios.”</text:p>
      <text:p text:style-name="P151"><draw:connector draw:type="line" svg:x1="1.74375in" svg:y1="0.08403in" svg:x2="1.9in" svg:y2="0.08403in" draw:z-index="251665408" draw:id="id4" draw:style-name="a5" draw:name="Conector recto 6" text:anchor-type="paragraph"><svg:title/><svg:desc/></draw:connector>CASO *<text:s text:c="8"/>&gt;</text:p>
      <text:p text:style-name="P152">ESCRIBIR “No existe opción”</text:p>
      <text:p text:style-name="P153">FIN SELECCIONAR</text:p>
      <text:p text:style-name="Standard">FIN</text:p>
      <text:p text:style-name="Standard"/>
      <text:p text:style-name="Standard">// &gt;&gt;&gt; “Bajas”</text:p>
      <text:p text:style-name="Standard"/>
      <text:p text:style-name="Standard"/>
      <text:p text:style-name="Standard">Conclusiones:<text:s/></text:p>
      <text:p text:style-name="Standard">EL<text:s/>pseudo Código<text:s/>es una buena herramienta<text:s/>para comenzar con la programación en c, ya que su sintaxis se parece un poco, sin embargo el lenguaje en c es mas especifico y contiene mas parametros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OLA CASA</dc:creator>
    <meta:creation-date>2018-04-07T03:48:00Z</meta:creation-date>
    <dc:date>2018-04-07T03:49:00Z</dc:date>
    <meta:template xlink:href="Normal" xlink:type="simple"/>
    <meta:editing-cycles>2</meta:editing-cycles>
    <meta:editing-duration>PT120S</meta:editing-duration>
    <meta:document-statistic meta:page-count="3" meta:paragraph-count="3" meta:word-count="287" meta:character-count="1868" meta:row-count="13" meta:non-whitespace-character-count="1584"/>
  </office:meta>
</office:document-meta>
</file>